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import java.util.concurrent.Semaphore;</text:p>
      <text:p text:style-name="PreformattedText"/>
      <text:p text:style-name="PreformattedText">class rw_monitor {</text:p>
      <text:p text:style-name="PreformattedText"><text:s text:c="4"/>static Semaphore readLock = new Semaphore(1);</text:p>
      <text:p text:style-name="PreformattedText"><text:s text:c="4"/>static Semaphore writeLock = new Semaphore(1);</text:p>
      <text:p text:style-name="PreformattedText"><text:s text:c="4"/>static int readCount = 0;</text:p>
      <text:p text:style-name="PreformattedText"/>
      <text:p text:style-name="PreformattedText"><text:s text:c="4"/>static class Read implements Runnable {</text:p>
      <text:p text:style-name="PreformattedText"><text:s text:c="8"/>@Override</text:p>
      <text:p text:style-name="PreformattedText"><text:s text:c="8"/>public void run() {</text:p>
      <text:p text:style-name="PreformattedText"><text:s text:c="12"/>try {</text:p>
      <text:p text:style-name="PreformattedText"><text:s text:c="16"/>// Acquire the readLock to modify readCount</text:p>
      <text:p text:style-name="PreformattedText"><text:s text:c="16"/>readLock.acquire();</text:p>
      <text:p text:style-name="PreformattedText"><text:s text:c="16"/>readCount++;</text:p>
      <text:p text:style-name="PreformattedText"><text:s text:c="16"/>if (readCount == 1) {</text:p>
      <text:p text:style-name="PreformattedText"><text:s text:c="20"/>writeLock.acquire(); // First reader acquires the writeLock</text:p>
      <text:p text:style-name="PreformattedText"><text:s text:c="16"/>}</text:p>
      <text:p text:style-name="PreformattedText"><text:s text:c="16"/>readLock.release(); // Release readLock after updating readCount</text:p>
      <text:p text:style-name="PreformattedText"/>
      <text:p text:style-name="PreformattedText"><text:s text:c="16"/>// Reading section</text:p>
      <text:p text:style-name="PreformattedText"><text:s text:c="16"/>System.out.println("Thread " + Thread.currentThread().getName() + " is READING");</text:p>
      <text:p text:style-name="PreformattedText"><text:s text:c="16"/>Thread.sleep(1500); // Simulate reading time</text:p>
      <text:p text:style-name="PreformattedText"><text:s text:c="16"/>System.out.println("Thread " + Thread.currentThread().getName() + " has FINISHED READING");</text:p>
      <text:p text:style-name="PreformattedText"/>
      <text:p text:style-name="PreformattedText"><text:s text:c="16"/>// Releasing section</text:p>
      <text:p text:style-name="PreformattedText"><text:s text:c="16"/>readLock.acquire();</text:p>
      <text:p text:style-name="PreformattedText"><text:s text:c="16"/>readCount--;</text:p>
      <text:p text:style-name="PreformattedText"><text:s text:c="16"/>if (readCount == 0) {</text:p>
      <text:p text:style-name="PreformattedText"><text:s text:c="20"/>writeLock.release(); // Last reader releases the writeLock</text:p>
      <text:p text:style-name="PreformattedText"><text:s text:c="16"/>}</text:p>
      <text:p text:style-name="PreformattedText"><text:s text:c="16"/>readLock.release();</text:p>
      <text:p text:style-name="PreformattedText"><text:s text:c="12"/>} catch (InterruptedException e) {</text:p>
      <text:p text:style-name="PreformattedText"><text:s text:c="16"/>System.out.println(e.getMessage());</text:p>
      <text:p text:style-name="PreformattedText"><text:s text:c="12"/>}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static class Write implements Runnable {</text:p>
      <text:p text:style-name="PreformattedText"><text:s text:c="8"/>@Override</text:p>
      <text:p text:style-name="PreformattedText"><text:s text:c="8"/>public void run() {</text:p>
      <text:p text:style-name="PreformattedText"><text:s text:c="12"/>try {</text:p>
      <text:p text:style-name="PreformattedText"><text:s text:c="16"/>writeLock.acquire(); // Writer needs exclusive access</text:p>
      <text:p text:style-name="PreformattedText"><text:s text:c="16"/>System.out.println("Thread " + Thread.currentThread().getName() + " is WRITING");</text:p>
      <text:p text:style-name="PreformattedText"><text:s text:c="16"/>Thread.sleep(2500); // Simulate writing time</text:p>
      <text:p text:style-name="PreformattedText"><text:s text:c="16"/>System.out.println("Thread " + Thread.currentThread().getName() + " has finished WRITING");</text:p>
      <text:p text:style-name="PreformattedText"><text:s text:c="16"/>writeLock.release(); // Release writeLock after writing is done</text:p>
      <text:p text:style-name="PreformattedText"><text:s text:c="12"/>} catch (InterruptedException e) {</text:p>
      <text:p text:style-name="PreformattedText"><text:s text:c="16"/>System.out.println(e.getMessage());</text:p>
      <text:p text:style-name="PreformattedText"><text:s text:c="12"/>}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public static void main(String[] args) throws Exception {</text:p>
      <text:p text:style-name="PreformattedText"><text:s text:c="8"/>Read read = new Read();</text:p>
      <text:p text:style-name="PreformattedText"><text:s text:c="8"/>Write write = new Write();</text:p>
      <text:p text:style-name="PreformattedText"><text:s text:c="8"/></text:p>
      <text:p text:style-name="PreformattedText"><text:s text:c="8"/>// Create and start threads for reading and writing</text:p>
      <text:p text:style-name="PreformattedText"><text:s text:c="8"/>Thread t1 = new Thread(read);</text:p>
      <text:soft-page-break/>
      <text:p text:style-name="PreformattedText"><text:s text:c="8"/>t1.setName("thread1");</text:p>
      <text:p text:style-name="PreformattedText"><text:s text:c="8"/>Thread t2 = new Thread(read);</text:p>
      <text:p text:style-name="PreformattedText"><text:s text:c="8"/>t2.setName("thread2");</text:p>
      <text:p text:style-name="PreformattedText"><text:s text:c="8"/>Thread t3 = new Thread(write);</text:p>
      <text:p text:style-name="PreformattedText"><text:s text:c="8"/>t3.setName("thread3");</text:p>
      <text:p text:style-name="PreformattedText"><text:s text:c="8"/>Thread t4 = new Thread(read);</text:p>
      <text:p text:style-name="PreformattedText"><text:s text:c="8"/>t4.setName("thread4");</text:p>
      <text:p text:style-name="PreformattedText"/>
      <text:p text:style-name="PreformattedText"><text:s text:c="8"/>// Start threads</text:p>
      <text:p text:style-name="PreformattedText"><text:s text:c="8"/>t1.start();</text:p>
      <text:p text:style-name="PreformattedText"><text:s text:c="8"/>t2.start();</text:p>
      <text:p text:style-name="PreformattedText"><text:s text:c="8"/>t3.start();</text:p>
      <text:p text:style-name="PreformattedText"><text:s text:c="8"/>t4.start();</text:p>
      <text:p text:style-name="PreformattedText"><text:s text:c="4"/>}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6:00Z</meta:creation-date>
    <dc:date>2024-11-18T13:36:00Z</dc:date>
    <meta:template xlink:href="Normal" xlink:type="simple"/>
    <meta:editing-cycles>2</meta:editing-cycles>
    <meta:editing-duration>PT0S</meta:editing-duration>
    <meta:document-statistic meta:page-count="3" meta:paragraph-count="5" meta:word-count="395" meta:character-count="2648" meta:row-count="18" meta:non-whitespace-character-count="2258"/>
  </office:meta>
</office:document-meta>
</file>